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6041585CE350B1E7.png" manifest:media-type="image/png"/>
  <manifest:file-entry manifest:full-path="Pictures/100002010000008000000080275CCC15570679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028cm"/>
    </style:style>
    <style:style style:name="gr5" style:family="graphic" style:parent-style-name="objectwithoutfill">
      <style:graphic-properties draw:stroke="dash" draw:stroke-dash="Fine_20_Dashed" svg:stroke-color="#000000" draw:marker-end="Arrow" draw:marker-end-width="0.05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54cm"/>
    </style:style>
    <style:style style:name="gr7" style:family="graphic" style:parent-style-name="standard">
      <style:graphic-properties svg:stroke-color="#111111" draw:fill-color="#111111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pt" style:font-size-asian="4pt" style:font-size-complex="4pt"/>
    </style:style>
    <style:style style:name="P4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5" style:family="paragraph">
      <style:text-properties fo:font-size="4pt" style:font-size-asian="4pt" style:font-size-complex="4pt"/>
    </style:style>
    <style:style style:name="P6" style:family="paragraph">
      <loext:graphic-properties draw:fill="none" draw:fill-color="#ffffff"/>
      <style:text-properties fo:font-size="4pt" style:font-size-asian="4pt" style:font-size-complex="4pt"/>
    </style:style>
    <style:style style:name="P7" style:family="paragraph">
      <style:text-properties fo:font-size="4pt" fo:font-style="normal" style:font-size-asian="4pt" style:font-style-asian="normal" style:font-size-complex="4pt" style:font-style-complex="normal"/>
    </style:style>
    <style:style style:name="P8" style:family="paragraph">
      <loext:graphic-properties draw:fill="none" draw:fill-color="#ffffff"/>
      <style:text-properties fo:font-size="4pt" fo:font-style="normal" style:font-size-asian="4pt" style:font-style-asian="normal" style:font-size-complex="4pt" style:font-style-complex="normal"/>
    </style:style>
    <style:style style:name="P9" style:family="paragraph">
      <loext:graphic-properties draw:fill-color="#111111"/>
      <style:paragraph-properties fo:text-align="center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size="4pt" fo:font-style="normal" style:font-size-asian="4pt" style:font-style-asian="normal" style:font-size-complex="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0.397cm" svg:height="0.397cm" svg:x="0.35cm" svg:y="0.62cm">
          <draw:image xlink:href="Pictures/100002010000008000000080275CCC1557067994.png" xlink:type="simple" xlink:show="embed" xlink:actuate="onLoad">
            <text:p/>
          </draw:image>
        </draw:frame>
        <draw:frame draw:style-name="gr1" draw:text-style-name="P1" xml:id="id4" draw:id="id4" draw:layer="layout" svg:width="0.397cm" svg:height="0.397cm" svg:x="0.349cm" svg:y="2.016cm">
          <draw:image xlink:href="Pictures/100002010000008000000080275CCC1557067994.png" xlink:type="simple" xlink:show="embed" xlink:actuate="onLoad">
            <text:p/>
          </draw:image>
        </draw:frame>
        <draw:connector draw:style-name="gr2" draw:text-style-name="P2" draw:layer="layout" svg:x1="0.747cm" svg:y1="0.818cm" svg:x2="1.509cm" svg:y2="0.335cm" draw:start-shape="id1" draw:start-glue-point="1" draw:end-shape="id2" draw:end-glue-point="3" svg:d="M747 818h381v-483h381" svg:viewBox="0 0 763 484">
          <text:p/>
        </draw:connector>
        <draw:connector draw:style-name="gr2" draw:text-style-name="P2" draw:layer="layout" svg:x1="0.747cm" svg:y1="0.818cm" svg:x2="1.509cm" svg:y2="0.664cm" draw:start-shape="id1" draw:start-glue-point="1" draw:end-shape="id3" draw:end-glue-point="3" svg:d="M747 818h381v-154h381" svg:viewBox="0 0 763 155">
          <text:p/>
        </draw:connector>
        <draw:connector draw:style-name="gr2" draw:text-style-name="P2" draw:layer="layout" svg:x1="0.746cm" svg:y1="2.214cm" svg:x2="1.508cm" svg:y2="2.026cm" draw:start-shape="id4" draw:start-glue-point="1" draw:end-shape="id5" draw:end-glue-point="3" svg:d="M746 2214h381v-188h381" svg:viewBox="0 0 763 189">
          <text:p/>
        </draw:connector>
        <draw:frame draw:style-name="gr3" draw:text-style-name="P4" draw:layer="layout" svg:width="1.029cm" svg:height="0.408cm" svg:x="0.037cm" svg:y="0.89cm">
          <draw:text-box>
            <text:p text:style-name="P3"><text:span text:style-name="T1">PATHS</text:span></text:p>
          </draw:text-box>
        </draw:frame>
        <draw:frame draw:style-name="gr1" draw:text-style-name="P1" xml:id="id8" draw:id="id8" draw:layer="layout" svg:width="0.397cm" svg:height="0.397cm" svg:x="0.35cm" svg:y="3.017cm">
          <draw:image xlink:href="Pictures/100002010000008000000080275CCC1557067994.png" xlink:type="simple" xlink:show="embed" xlink:actuate="onLoad">
            <text:p/>
          </draw:image>
        </draw:frame>
        <draw:frame draw:style-name="gr1" draw:text-style-name="P1" draw:layer="layout" svg:width="0.397cm" svg:height="0.397cm" svg:x="0.351cm" svg:y="4.018cm">
          <draw:image xlink:href="Pictures/100002010000008000000080275CCC1557067994.png" xlink:type="simple" xlink:show="embed" xlink:actuate="onLoad">
            <text:p/>
          </draw:image>
        </draw:frame>
        <draw:frame draw:style-name="gr3" draw:text-style-name="P4" draw:layer="layout" svg:width="1.285cm" svg:height="0.408cm" svg:x="-0.004cm" svg:y="2.29cm">
          <draw:text-box>
            <text:p text:style-name="P3"><text:span text:style-name="T1">D_</text:span><text:span text:style-name="T1">&lt;U</text:span><text:span text:style-name="T1">UI</text:span><text:span text:style-name="T1">D&gt;</text:span></text:p>
          </draw:text-box>
        </draw:frame>
        <draw:frame draw:style-name="gr3" draw:text-style-name="P4" draw:layer="layout" svg:width="1.285cm" svg:height="0.408cm" svg:x="-0.003cm" svg:y="3.29cm">
          <draw:text-box>
            <text:p text:style-name="P3"><text:span text:style-name="T1">F</text:span><text:span text:style-name="T1">_</text:span><text:span text:style-name="T1">&lt;</text:span><text:span text:style-name="T1">U</text:span><text:span text:style-name="T1">U</text:span><text:span text:style-name="T1">I</text:span><text:span text:style-name="T1">D</text:span><text:span text:style-name="T1">&gt;</text:span></text:p>
          </draw:text-box>
        </draw:frame>
        <draw:frame draw:style-name="gr1" draw:text-style-name="P1" xml:id="id5" draw:id="id5" draw:layer="layout" svg:width="0.271cm" svg:height="0.271cm" svg:x="1.508cm" svg:y="1.891cm">
          <draw:image xlink:href="Pictures/1000020100000080000000806041585CE350B1E7.png" xlink:type="simple" xlink:show="embed" xlink:actuate="onLoad">
            <text:p/>
          </draw:image>
        </draw:frame>
        <draw:connector draw:style-name="gr2" draw:text-style-name="P2" draw:layer="layout" svg:x1="0.746cm" svg:y1="2.214cm" svg:x2="1.509cm" svg:y2="2.405cm" draw:start-shape="id4" draw:start-glue-point="1" draw:end-shape="id6" draw:end-glue-point="3" svg:d="M746 2214h382v191h381" svg:viewBox="0 0 764 192">
          <text:p/>
        </draw:connector>
        <draw:frame draw:style-name="gr1" draw:text-style-name="P1" xml:id="id6" draw:id="id6" draw:layer="layout" svg:width="0.271cm" svg:height="0.271cm" svg:x="1.509cm" svg:y="2.27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xml:id="id2" draw:id="id2" draw:layer="layout" svg:width="0.271cm" svg:height="0.271cm" svg:x="1.509cm" svg:y="0.2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xml:id="id3" draw:id="id3" draw:layer="layout" svg:width="0.271cm" svg:height="0.271cm" svg:x="1.509cm" svg:y="0.529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xml:id="id7" draw:id="id7" draw:layer="layout" svg:width="0.271cm" svg:height="0.271cm" svg:x="1.508cm" svg:y="1.3cm">
          <draw:image xlink:href="Pictures/1000020100000080000000806041585CE350B1E7.png" xlink:type="simple" xlink:show="embed" xlink:actuate="onLoad">
            <text:p/>
          </draw:image>
        </draw:frame>
        <draw:connector draw:style-name="gr2" draw:text-style-name="P2" draw:layer="layout" svg:x1="0.747cm" svg:y1="0.818cm" svg:x2="1.508cm" svg:y2="1.435cm" draw:start-shape="id1" draw:start-glue-point="1" draw:end-shape="id7" draw:end-glue-point="3" svg:d="M747 818h381v617h380" svg:viewBox="0 0 762 618">
          <text:p/>
        </draw:connector>
        <draw:frame draw:style-name="gr1" draw:text-style-name="P1" xml:id="id9" draw:id="id9" draw:layer="layout" svg:width="0.271cm" svg:height="0.271cm" svg:x="1.508cm" svg:y="2.791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xml:id="id10" draw:id="id10" draw:layer="layout" svg:width="0.271cm" svg:height="0.271cm" svg:x="1.508cm" svg:y="3.079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xml:id="id11" draw:id="id11" draw:layer="layout" svg:width="0.271cm" svg:height="0.271cm" svg:x="1.509cm" svg:y="3.37cm">
          <draw:image xlink:href="Pictures/1000020100000080000000806041585CE350B1E7.png" xlink:type="simple" xlink:show="embed" xlink:actuate="onLoad">
            <text:p/>
          </draw:image>
        </draw:frame>
        <draw:connector draw:style-name="gr2" draw:text-style-name="P2" draw:layer="layout" svg:x1="0.747cm" svg:y1="3.215cm" svg:x2="1.508cm" svg:y2="2.926cm" draw:start-shape="id8" draw:start-glue-point="1" draw:end-shape="id9" draw:end-glue-point="3" svg:d="M747 3215h381v-289h380" svg:viewBox="0 0 762 290">
          <text:p/>
        </draw:connector>
        <draw:connector draw:style-name="gr2" draw:text-style-name="P2" draw:layer="layout" draw:line-skew="-0.001cm" svg:x1="0.747cm" svg:y1="3.215cm" svg:x2="1.508cm" svg:y2="3.214cm" draw:start-shape="id8" draw:start-glue-point="1" draw:end-shape="id10" draw:end-glue-point="3" svg:d="M747 3215h380v-1h381" svg:viewBox="0 0 762 2">
          <text:p/>
        </draw:connector>
        <draw:connector draw:style-name="gr2" draw:text-style-name="P2" draw:layer="layout" svg:x1="0.747cm" svg:y1="3.215cm" svg:x2="1.509cm" svg:y2="3.505cm" draw:start-shape="id8" draw:start-glue-point="1" draw:end-shape="id11" draw:end-glue-point="3" svg:d="M747 3215h381v290h381" svg:viewBox="0 0 763 291">
          <text:p/>
        </draw:connector>
        <draw:frame draw:style-name="gr3" draw:text-style-name="P6" xml:id="id12" draw:id="id12" draw:layer="layout" svg:width="0.957cm" svg:height="0.408cm" svg:x="1.521cm" svg:y="0.128cm">
          <draw:text-box>
            <text:p text:style-name="P5"><text:span text:style-name="T2">/</text:span><text:span text:style-name="T2">My</text:span><text:span text:style-name="T2">Dir</text:span></text:p>
          </draw:text-box>
        </draw:frame>
        <draw:frame draw:style-name="gr4" draw:text-style-name="P8" xml:id="id13" draw:id="id13" draw:layer="layout" svg:width="1.637cm" svg:height="0.408cm" svg:x="1.522cm" svg:y="0.468cm">
          <draw:text-box>
            <text:p text:style-name="P7"><text:span text:style-name="T2">/</text:span><text:span text:style-name="T2">M</text:span><text:span text:style-name="T2">y</text:span><text:span text:style-name="T2">D</text:span><text:span text:style-name="T2">ir</text:span><text:span text:style-name="T2">/</text:span><text:span text:style-name="T2">fi</text:span><text:span text:style-name="T2">l</text:span><text:span text:style-name="T2">e</text:span><text:span text:style-name="T2">A</text:span><text:span text:style-name="T2">.</text:span><text:span text:style-name="T2">t</text:span><text:span text:style-name="T2">x</text:span><text:span text:style-name="T2">t</text:span></text:p>
          </draw:text-box>
        </draw:frame>
        <draw:connector draw:style-name="gr5" draw:text-style-name="P1" draw:layer="layout" draw:type="curve" draw:line-skew="0cm 0.505cm" svg:x1="2.478cm" svg:y1="0.332cm" svg:x2="0.547cm" svg:y2="2.016cm" draw:start-shape="id12" draw:start-glue-point="1" draw:end-shape="id4" draw:end-glue-point="0" svg:d="M2478 332c750 0 625 725-45 1058s-1886 274-1886 626" svg:viewBox="0 0 2444 1685">
          <text:p/>
        </draw:connector>
        <draw:connector draw:style-name="gr5" draw:text-style-name="P1" draw:layer="layout" draw:type="curve" draw:line-skew="0cm 0.868cm" svg:x1="3.159cm" svg:y1="0.672cm" svg:x2="0.548cm" svg:y2="3.017cm" draw:start-shape="id13" draw:start-glue-point="1" draw:end-shape="id8" draw:end-glue-point="0" svg:d="M3159 672c750 0 625 1071-215 1582s-2396 460-2396 763" svg:viewBox="0 0 3108 2346">
          <text:p/>
        </draw:connector>
        <draw:frame draw:style-name="gr3" draw:text-style-name="P6" draw:layer="layout" svg:width="0.957cm" svg:height="0.408cm" svg:x="1.522cm" svg:y="1.828cm">
          <draw:text-box>
            <text:p text:style-name="P5"><text:span text:style-name="T2">MODE</text:span></text:p>
          </draw:text-box>
        </draw:frame>
        <draw:frame draw:style-name="gr3" draw:text-style-name="P6" draw:layer="layout" svg:width="0.957cm" svg:height="0.408cm" svg:x="1.523cm" svg:y="2.228cm">
          <draw:text-box>
            <text:p text:style-name="P5"><text:span text:style-name="T2">SIZ</text:span><text:span text:style-name="T2">E</text:span></text:p>
          </draw:text-box>
        </draw:frame>
        <draw:frame draw:style-name="gr6" draw:text-style-name="P6" draw:layer="layout" svg:width="1.255cm" svg:height="0.408cm" svg:x="1.523cm" svg:y="2.728cm">
          <draw:text-box>
            <text:p text:style-name="P5"><text:span text:style-name="T2">CO</text:span><text:span text:style-name="T2">NT</text:span><text:span text:style-name="T2">EN</text:span><text:span text:style-name="T2">T</text:span></text:p>
          </draw:text-box>
        </draw:frame>
        <draw:frame draw:style-name="gr6" draw:text-style-name="P6" draw:layer="layout" svg:width="1.255cm" svg:height="0.408cm" svg:x="1.524cm" svg:y="3.028cm">
          <draw:text-box>
            <text:p text:style-name="P5"><text:span text:style-name="T2">MO</text:span><text:span text:style-name="T2">DE</text:span></text:p>
          </draw:text-box>
        </draw:frame>
        <draw:frame draw:style-name="gr6" draw:text-style-name="P6" draw:layer="layout" svg:width="1.255cm" svg:height="0.408cm" svg:x="1.525cm" svg:y="3.328cm">
          <draw:text-box>
            <text:p text:style-name="P5"><text:span text:style-name="T2">SIZ</text:span><text:span text:style-name="T2">E</text:span></text:p>
          </draw:text-box>
        </draw:frame>
        <draw:custom-shape draw:style-name="gr7" draw:text-style-name="P9" draw:layer="layout" svg:width="0.031cm" svg:height="0.031cm" svg:x="0.533cm" svg:y="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031cm" svg:height="0.031cm" svg:x="0.533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031cm" svg:height="0.031cm" svg:x="0.533cm" svg:y="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031cm" svg:height="0.031cm" svg:x="1.588cm" svg:y="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031cm" svg:height="0.031cm" svg:x="1.588cm" svg:y="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031cm" svg:height="0.031cm" svg:x="1.588cm" svg:y="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988cm" fo:page-height="4.5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1:21:18.181033154</meta:creation-date>
    <dc:date>2017-09-20T11:57:58.328820927</dc:date>
    <meta:editing-duration>PT13M57S</meta:editing-duration>
    <meta:editing-cycles>3</meta:editing-cycles>
    <meta:generator>LibreOffice/5.4.1.2.0$Linux_X86_64 LibreOffice_project/40m0$Build-2</meta:generator>
    <meta:document-statistic meta:object-count="38"/>
  </office:meta>
</office:document-meta>
</file>